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17365d" style:font-name="Calibri" fo:font-size="26pt" fo:letter-spacing="0.009cm" style:letter-kerning="true" style:font-size-asian="26pt" style:font-name-complex="F" style:font-size-complex="26pt"/>
    </style:style>
    <style:style style:name="P2" style:family="paragraph" style:parent-style-name="Standard">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margin-left="0cm" fo:margin-right="0.635cm" fo:text-indent="0.635cm" style:auto-text-indent="false"/>
    </style:style>
    <style:style style:name="P5" style:family="paragraph" style:parent-style-name="Standard" style:master-page-name="Standard">
      <style:paragraph-properties fo:text-align="end" style:justify-single-word="false" style:page-number="auto"/>
    </style:style>
    <style:style style:name="P6" style:family="paragraph" style:parent-style-name="Heading_20_1">
      <style:paragraph-properties fo:break-before="page"/>
    </style:style>
    <style:style style:name="P7" style:family="paragraph" style:parent-style-name="Footer">
      <style:paragraph-properties fo:padding="0cm" fo:border="none"/>
    </style:style>
    <style:style style:name="P8" style:family="paragraph" style:parent-style-name="Footer">
      <style:paragraph-properties fo:margin-left="0cm" fo:margin-right="0.635cm" fo:text-indent="0.635cm" style:auto-text-indent="false"/>
    </style:style>
    <style:style style:name="P9" style:family="paragraph" style:parent-style-name="Contents_20_1">
      <style:paragraph-properties>
        <style:tab-stops>
          <style:tab-stop style:position="14.651cm" style:type="right" style:leader-style="dotted" style:leader-text="."/>
        </style:tab-stops>
      </style:paragraph-properties>
    </style:style>
    <style:style style:name="P10" style:family="paragraph" style:parent-style-name="Contents_20_2">
      <style:paragraph-properties>
        <style:tab-stops>
          <style:tab-stop style:position="14.651cm" style:type="right" style:leader-style="dotted" style:leader-text="."/>
        </style:tab-stops>
      </style:paragraph-properties>
    </style:style>
    <style:style style:name="T1" style:family="text">
      <style:text-properties fo:color="#17365d" style:font-name="Calibri" fo:font-size="22pt" fo:letter-spacing="0.009cm" style:letter-kerning="true" style:font-size-asian="22pt" style:font-name-complex="F" style:font-size-complex="26pt"/>
    </style:style>
    <style:style style:name="T2" style:family="text">
      <style:text-properties fo:color="#17365d" style:font-name="Calibri" fo:font-size="22pt" fo:letter-spacing="0.009cm" style:text-underline-style="solid" style:text-underline-width="auto" style:text-underline-color="font-color" style:letter-kerning="true" style:font-size-asian="22pt" style:font-name-complex="F" style:font-size-complex="26pt"/>
    </style:style>
    <style:style style:name="T3" style:family="text">
      <style:text-properties fo:color="#17365d" style:font-name="Calibri" fo:font-size="26pt" fo:letter-spacing="0.009cm" style:letter-kerning="true" style:font-size-asian="26pt" style:font-name-complex="F" style:font-size-complex="26pt"/>
    </style:style>
    <style:style style:name="T4" style:family="text">
      <style:text-properties fo:color="#17365d" style:font-name="Calibri" fo:font-size="36pt" fo:letter-spacing="0.009cm" style:letter-kerning="true" style:font-size-asian="36pt" style:font-name-complex="F" style:font-size-complex="26pt"/>
    </style:style>
    <style:style style:name="T5" style:family="text">
      <style:text-properties fo:color="#17365d" style:font-name="Calibri" fo:font-size="16pt" fo:letter-spacing="0.009cm" style:letter-kerning="true" style:font-size-asian="16pt" style:font-name-complex="F" style:font-size-complex="26pt"/>
    </style:style>
    <style:style style:name="T6" style:family="text">
      <style:text-properties fo:font-size="16pt" fo:font-weight="bold" style:font-size-asian="16pt" style:font-weight-asian="bold"/>
    </style:style>
    <style:style style:name="T7" style:family="text">
      <style:text-properties fo:font-style="italic" style:font-style-asian="italic"/>
    </style:style>
    <style:style style:name="T8" style:family="text">
      <style:text-properties fo:font-variant="normal" fo:text-transform="none" fo:font-size="12pt" fo:language="en" fo:country="US" style:text-underline-style="none" fo:font-weight="normal" style:font-size-asian="12pt" style:language-asian="ja" style:country-asian="JP" style:font-weight-asian="normal"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jet de Fin d’Etudes 2015-2016</text:span></text:p>
      <text:p text:style-name="P1"/>
      <text:p text:style-name="P1"/>
      <text:p text:style-name="P2"><text:span text:style-name="T3">Description of Work</text:span></text:p>
      <text:p text:style-name="P1"/>
      <text:p text:style-name="P1"/>
      <text:p text:style-name="P1"/>
      <text:p text:style-name="P1"/>
      <text:p text:style-name="P2"><text:span text:style-name="T4">Projet Devint Nouvelle Génération</text:span></text:p>
      <text:p text:style-name="P1"/>
      <text:p text:style-name="P1"/>
      <text:p text:style-name="P1"/>
      <text:p text:style-name="P1"/>
      <text:p text:style-name="P1"/>
      <text:p text:style-name="Standard"><text:span text:style-name="T2">Participants :</text:span></text:p>
      <text:p text:style-name="Standard"><text:span text:style-name="T5">PIKETTY Thibault</text:span></text:p>
      <text:p text:style-name="Standard"><text:span text:style-name="T5">CHABERT Audric</text:span></text:p>
      <text:p text:style-name="Standard"><text:span text:style-name="T5">JUSTAL Kévin</text:span></text:p>
      <text:p text:style-name="Standard"><text:span text:style-name="T5">TISSIERE Alexandre</text:span></text:p>
      <text:p text:style-name="Standard"><text:span text:style-name="T5"/></text:p>
      <text:p text:style-name="Standard"><text:span text:style-name="T2">Encadrants :</text:span></text:p>
      <text:p text:style-name="Standard"><text:span text:style-name="T5">COLLAVIZZA Hélène</text:span></text:p>
      <text:h text:style-name="P6" text:outline-level="1"><text:bookmark-start text:name="_Toc306221342"/>Résumé exécutif<text:bookmark-end text:name="_Toc306221342"/></text:h>
      <text:p text:style-name="Standard"><text:span text:style-name="T7">[Insérer ici un résumé d’un maximum de 20 lignes décrivant succintement l’objectif de votre projet et les résultats que vous espérez fournir. Ce résumé doit être clair, concis et comprehensible par un non-spécialiste.]</text:span></text:p>
      <text:p text:style-name="Standard"/>
      <text:p text:style-name="Standard"/>
      <text:p text:style-name="Standard"/>
      <text:p text:style-name="P3"><text:span text:style-name="T6">Table des Matières</text:span></text:p>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I.Résumé exécutif<text:tab/>2</text:p>
          <text:p text:style-name="P9">II.Description du projet<text:tab/>4</text:p>
          <text:p text:style-name="P10">Contexte<text:tab/>4</text:p>
          <text:p text:style-name="P10">Motivations<text:tab/>4</text:p>
          <text:p text:style-name="P10">Objectifs<text:tab/>4</text:p>
          <text:p text:style-name="P10">Risques<text:tab/>4</text:p>
          <text:p text:style-name="P10">Scenarios<text:tab/>4</text:p>
          <text:p text:style-name="P9">III.Etat de l’art<text:tab/>6</text:p>
          <text:p text:style-name="P9">IV.Mise en œuvre<text:tab/>7</text:p>
          <text:p text:style-name="P10">Lots envisagés<text:tab/>7</text:p>
          <text:p text:style-name="P10">Planning<text:tab/>7</text:p>
          <text:p text:style-name="P10">Outillage<text:tab/>7</text:p>
          <text:p text:style-name="P9">V.Participants<text:tab/>8</text:p>
        </text:index-body>
      </text:table-of-content>
      <text:p text:style-name="Standard"><text:span text:style-name="T8"/></text:p>
      <text:p text:style-name="Standard"/>
      <text:p text:style-name="Standard"/>
      <text:h text:style-name="P6" text:outline-level="1"><text:bookmark-start text:name="_Toc306221343"/>Description du projet<text:bookmark-end text:name="_Toc306221343"/></text:h>
      <text:h text:style-name="Heading_20_2" text:outline-level="2"><text:bookmark-start text:name="_Toc306221344"/>Contexte<text:bookmark-end text:name="_Toc306221344"/></text:h>
      <text:p text:style-name="Standard"><text:span text:style-name="T7">[Insérer ici quelques paragraphes décrivant le contexte technologique dans lequel se situe le projet. En lisant cette partie, un ingénieur qui a des bases en informatique, mais n’est pas expert du sujet, doit avoir une vue d’ensemble suffisante pour comprendre le reste du document. D’autre part, si des travaux de recherche ou des avancées technologiques majeures ont eu lieu, en rapport avec ce projet, il faut aussi en donner un aperçu. Cette partie ne doit pas excéder une page.]</text:span></text:p>
      <text:p text:style-name="Standard"/>
      <text:p text:style-name="Standard"/>
      <text:p text:style-name="Standard"/>
      <text:h text:style-name="Heading_20_2" text:outline-level="2"><text:bookmark-start text:name="_Toc306221345"/>Motivations<text:bookmark-end text:name="_Toc306221345"/></text:h>
      <text:p text:style-name="Standard"><text:span text:style-name="T7">[Dans cette partie, vous expliquer les raisons qui font qu’on ait envie de faire ce projet: quel problème va-t-il résoudre ? Quel pan de la science va avancer grâce à lui ? Il faut que l’on comprenne l’utilité du projet. Maximum une page]</text:span></text:p>
      <text:p text:style-name="Standard"/>
      <text:p text:style-name="Standard"/>
      <text:p text:style-name="Standard"/>
      <text:h text:style-name="Heading_20_2" text:outline-level="2"><text:bookmark-start text:name="_Toc306221346"/>Objectifs<text:bookmark-end text:name="_Toc306221346"/></text:h>
      <text:p text:style-name="Standard"><text:span text:style-name="T7">[Dans cette partie, vous listez les objectifs que vous comptez atteindre, que ce soit des résultats de recherche ou des livrables. En particulier, vous vous attacherez à en souligner trois qui se présentent comme des défis. Ce qui sous-entend bien sur que vous vous serez donné des objectifs ambitieux, le but de votre projet étant de faire quelque chose de nouveau. Maximum une page.]</text:span></text:p>
      <text:p text:style-name="Standard"/>
      <text:p text:style-name="Standard"/>
      <text:p text:style-name="Standard"/>
      <text:h text:style-name="Heading_20_2" text:outline-level="2"><text:bookmark-start text:name="_Toc306221347"/>Risques<text:bookmark-end text:name="_Toc306221347"/></text:h>
      <text:p text:style-name="Standard"><text:span text:style-name="T7">[Dans cette partie, vous expliciterez les risques associés à l’obtention des résultats escomptés, et décrirez comment vous comptez les surmonter. Maximum une demi-page]</text:span></text:p>
      <text:p text:style-name="Standard"/>
      <text:p text:style-name="Standard"/>
      <text:p text:style-name="Standard"/>
      <text:h text:style-name="Heading_20_2" text:outline-level="2"><text:bookmark-start text:name="_Toc306221348"/>Scenarios<text:bookmark-end text:name="_Toc306221348"/></text:h>
      <text:p text:style-name="Standard"><text:span text:style-name="T7">[Décrivez 2 à 3 scénarios d’utilisation de votre projet. Ces scénarios doivent être montrés du point de vue des utilisateurs du système que vous construirez. Pour chaque scénario, vous soulignerez les critères d’acceptation, qui servent à prouver que le système permet l’exécution de ces scénarios. Maximum deux pages.]</text:span></text:p>
      <text:p text:style-name="Standard"/>
      <text:p text:style-name="Standard"/>
      <text:p text:style-name="Standard"/>
      <text:p text:style-name="Standard"/>
      <text:h text:style-name="P6" text:outline-level="1"><text:bookmark-start text:name="_Toc306221349"/>Etat de l’art<text:bookmark-end text:name="_Toc306221349"/></text:h>
      <text:p text:style-name="Standard"><text:span text:style-name="T7">[En deux pages minimum et quatre maximum, vous indiquerez l’état de l’art, que ce soit les travaux de recherche existants ou les technologies relatives à votre projet.</text:span></text:p>
      <text:p text:style-name="Standard"><text:span text:style-name="T7">Cette description doit permettre au non-spécialiste du sujet de comprendre en quoi votre projet se distingue, mais doit aussi permettre au spécialiste de constater que vous avez réellement cherché. Elle ne doit pas se borner à recopier les trois premiers articles trouvés par une recherche sur Google, mais démontrer que vous avez fait un véritable travail d’investigation sur l’existant, qui vous sera nécessaire pour la réalisation de votre projet.</text:span></text:p>
      <text:p text:style-name="Standard"><text:span text:style-name="T7">Si certaines parties nécessitent plus de place, rejetez-les en annexe et présentez ici un résumé.]</text:span></text:p>
      <text:p text:style-name="Standard"/>
      <text:p text:style-name="Standard"/>
      <text:h text:style-name="P6" text:outline-level="1"><text:bookmark-start text:name="_Toc306221350"/>Mise en œuvre<text:bookmark-end text:name="_Toc306221350"/></text:h>
      <text:h text:style-name="Heading_20_2" text:outline-level="2"><text:bookmark-start text:name="_Toc306221351"/>Lots envisagés<text:bookmark-end text:name="_Toc306221351"/></text:h>
      <text:p text:style-name="Standard"><text:span text:style-name="T7">[Décrivez ici les lots gros grains que vous envisagez de réaliser. Une bonne description devrait comporter 5-10 lots. Pour chaque lot, vous donnerez un descriptif rapide du contenu, vous listerez les dépendances éventuelles sur d’autres lots, décrirez les compétences nécessaires pour sa réalisation (éventuellement compétences à acquérir), et surtout donnerez une estimation de son coût (en semaine/homme)). Pour chaque lot, vous donnerez aussi le livrable correspondant. Faites la liste des livrables dans un paragraphe séparé. Maximum 2 pages.]</text:span></text:p>
      <text:p text:style-name="Standard"/>
      <text:p text:style-name="Standard"/>
      <text:p text:style-name="Standard"/>
      <text:h text:style-name="Heading_20_2" text:outline-level="2"><text:bookmark-start text:name="_Toc306221352"/>Planning<text:bookmark-end text:name="_Toc306221352"/></text:h>
      <text:p text:style-name="Standard"><text:span text:style-name="T7">[Dans cette partie, vous donnerez une première estimation de votre plan. Un diagramme serait bienvenu. Vous expliquerez aussi comment vous maintiendrez ce planning à jour]</text:span></text:p>
      <text:p text:style-name="Standard"/>
      <text:p text:style-name="Standard"/>
      <text:p text:style-name="Standard"/>
      <text:h text:style-name="Heading_20_2" text:outline-level="2"><text:bookmark-start text:name="_Toc306221353"/>Outillage<text:bookmark-end text:name="_Toc306221353"/></text:h>
      <text:p text:style-name="Standard"><text:span text:style-name="T7">[Décrivez de manière succincte les outils que vous comptez utiliser – et pour quel rôle. Donnez aussi une indication de votre aisance avec ces outils.]</text:span></text:p>
      <text:p text:style-name="Standard"/>
      <text:p text:style-name="Standard"/>
      <text:p text:style-name="Standard"/>
      <text:p text:style-name="Standard"/>
      <text:h text:style-name="P6" text:outline-level="1"><text:bookmark-start text:name="_Toc306221354"/>Participants<text:bookmark-end text:name="_Toc306221354"/></text:h>
      <text:p text:style-name="Standard"><text:span text:style-name="T7">[Dans cette partie, donnez une brève description de chacun des participants. Maximum une page]</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fr" fo:country="FR"/>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Title" style:family="paragraph" style:parent-style-name="Standard" style:next-style-name="Subtitle" style:default-outline-level=""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Contents_20_1" style:display-name="Contents 1" style:family="paragraph" style:parent-style-name="Standard" style:default-outline-level="" style:class="index">
      <style:paragraph-properties fo:margin="100%" fo:margin-left="0cm" fo:margin-right="0cm" fo:margin-top="0.423cm" fo:margin-bottom="0.212cm" fo:text-indent="0cm" style:auto-text-indent="false">
        <style:tab-stops>
          <style:tab-stop style:position="17cm" style:type="right" style:leader-style="dotted" style:leader-text="."/>
        </style:tab-stops>
      </style:paragraph-properties>
      <style:text-properties fo:text-transform="uppercase" fo:font-size="11pt" style:text-underline-style="solid" style:text-underline-width="auto" style:text-underline-color="font-color" fo:font-weight="bold" style:font-size-asian="11pt" style:font-weight-asian="bold" style:font-size-complex="11pt"/>
    </style:style>
    <style:style style:name="Contents_20_2" style:display-name="Contents 2" style:family="paragraph" style:parent-style-name="Standard" style:default-outline-level="" style:class="index">
      <style:paragraph-properties fo:margin="100%" fo:margin-left="0.499cm" fo:margin-right="0cm" fo:text-indent="0cm" style:auto-text-indent="false">
        <style:tab-stops>
          <style:tab-stop style:position="16.501cm" style:type="right" style:leader-style="dotted" style:leader-text="."/>
        </style:tab-stops>
      </style:paragraph-properties>
      <style:text-properties fo:font-variant="small-caps" fo:font-size="11pt" fo:font-weight="bold" style:font-size-asian="11pt" style:font-weight-asian="bold" style:font-size-complex="11pt"/>
    </style:style>
    <style:style style:name="Contents_20_3" style:display-name="Contents 3" style:family="paragraph" style:parent-style-name="Standard" style:default-outline-level=""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fo:font-variant="small-caps" fo:font-size="11pt" style:font-size-asian="11pt" style:font-size-complex="11pt"/>
    </style:style>
    <style:style style:name="Contents_20_4" style:display-name="Contents 4" style:family="paragraph" style:parent-style-name="Standard" style:default-outline-level="" style:class="index">
      <style:paragraph-properties fo:margin="100%" fo:margin-left="1.498cm" fo:margin-right="0cm" fo:text-indent="0cm" style:auto-text-indent="false">
        <style:tab-stops>
          <style:tab-stop style:position="15.503cm" style:type="right" style:leader-style="dotted" style:leader-text="."/>
        </style:tab-stops>
      </style:paragraph-properties>
      <style:text-properties fo:font-size="11pt" style:font-size-asian="11pt" style:font-size-complex="11pt"/>
    </style:style>
    <style:style style:name="Contents_20_5" style:display-name="Contents 5" style:family="paragraph" style:parent-style-name="Standard" style:default-outline-level="" style:class="index">
      <style:paragraph-properties fo:margin="100%" fo:margin-left="1.997cm" fo:margin-right="0cm" fo:text-indent="0cm" style:auto-text-indent="false">
        <style:tab-stops>
          <style:tab-stop style:position="15.004cm" style:type="right" style:leader-style="dotted" style:leader-text="."/>
        </style:tab-stops>
      </style:paragraph-properties>
      <style:text-properties fo:font-size="11pt" style:font-size-asian="11pt" style:font-size-complex="11pt"/>
    </style:style>
    <style:style style:name="Contents_20_6" style:display-name="Contents 6" style:family="paragraph" style:parent-style-name="Standard" style:default-outline-level="" style:class="index">
      <style:paragraph-properties fo:margin="100%" fo:margin-left="2.496cm" fo:margin-right="0cm" fo:text-indent="0cm" style:auto-text-indent="false">
        <style:tab-stops>
          <style:tab-stop style:position="14.504cm" style:type="right" style:leader-style="dotted" style:leader-text="."/>
        </style:tab-stops>
      </style:paragraph-properties>
      <style:text-properties fo:font-size="11pt" style:font-size-asian="11pt" style:font-size-complex="11pt"/>
    </style:style>
    <style:style style:name="Contents_20_7" style:display-name="Contents 7" style:family="paragraph" style:parent-style-name="Standard" style:default-outline-level="" style:class="index">
      <style:paragraph-properties fo:margin="100%" fo:margin-left="2.995cm" fo:margin-right="0cm" fo:text-indent="0cm" style:auto-text-indent="false">
        <style:tab-stops>
          <style:tab-stop style:position="14.005cm" style:type="right" style:leader-style="dotted" style:leader-text="."/>
        </style:tab-stops>
      </style:paragraph-properties>
      <style:text-properties fo:font-size="11pt" style:font-size-asian="11pt" style:font-size-complex="11pt"/>
    </style:style>
    <style:style style:name="Contents_20_8" style:display-name="Contents 8" style:family="paragraph" style:parent-style-name="Standard" style:default-outline-level="" style:class="index">
      <style:paragraph-properties fo:margin="100%" fo:margin-left="3.494cm" fo:margin-right="0cm" fo:text-indent="0cm" style:auto-text-indent="false">
        <style:tab-stops>
          <style:tab-stop style:position="13.506cm" style:type="right" style:leader-style="dotted" style:leader-text="."/>
        </style:tab-stops>
      </style:paragraph-properties>
      <style:text-properties fo:font-size="11pt" style:font-size-asian="11pt" style:font-size-complex="11pt"/>
    </style:style>
    <style:style style:name="Contents_20_9" style:display-name="Contents 9" style:family="paragraph" style:parent-style-name="Standard" style:default-outline-level="" style:class="index">
      <style:paragraph-properties fo:margin="100%" fo:margin-left="3.993cm" fo:margin-right="0cm" fo:text-indent="0cm" style:auto-text-indent="false">
        <style:tab-stops>
          <style:tab-stop style:position="13.007cm" style:type="right" style:leader-style="dotted" style:leader-text="."/>
        </style:tab-stops>
      </style:paragraph-properties>
      <style:text-properties fo:font-size="11pt" style:font-size-asian="11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ListLabel_20_1" style:display-name="ListLabel 1" style:family="text">
      <style:text-properties style:font-name-complex="F"/>
    </style:style>
    <style:style style:name="Emphasis" style:family="text">
      <style:text-properties fo:font-style="italic" style:font-style-asian="italic" style:font-style-complex="italic"/>
    </style:style>
    <text:outline-style style:name="Outline">
      <text:outline-level-style text:level="1" style:num-suffix="." style:num-format="I">
        <style:list-level-properties text:list-level-position-and-space-mode="label-alignment" fo:text-align="end">
          <style:list-level-label-alignment text:label-followed-by="listtab" fo:text-indent="-0.318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635cm" style:auto-text-indent="false"/>
    </style:style>
    <style:style style:name="MP3" style:family="paragraph" style:parent-style-name="Standard">
      <style:paragraph-properties fo:margin-left="0cm" fo:margin-right="0.635cm" fo:text-indent="0.635cm" style:auto-text-indent="false"/>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7</text:page-number></text:p>
        <text:p text:style-name="MP2">PFE 2015 – Votre titre ici</text:p>
      </style:footer>
      <style:footer-left>
        <text:p text:style-name="MP3"><text:page-number text:select-page="current">8</text:page-number>PFE 2015 – Votre titre ici</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hem Molines</meta:initial-creator>
    <meta:editing-cycles>58</meta:editing-cycles>
    <meta:creation-date>2015-07-01T07:46:00</meta:creation-date>
    <dc:date>2015-10-31T15:15:07.62</dc:date>
    <meta:editing-duration>PT2H40M27S</meta:editing-duration>
    <meta:generator>OpenOffice/4.0.1$Win32 OpenOffice.org_project/401m5$Build-9714</meta:generator>
    <meta:document-statistic meta:table-count="0" meta:image-count="0" meta:object-count="0" meta:page-count="7" meta:paragraph-count="53" meta:word-count="645" meta:character-count="4100"/>
    <meta:user-defined meta:name="AppVersion">14.0000</meta:user-defined>
    <meta:user-defined meta:name="Company">IB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